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 PL UMing HK1" svg:font-family="'AR PL UMing HK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-subtitle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Slide-title">
      <style:graphic-properties draw:auto-grow-height="true" fo:min-height="4.082cm"/>
    </style:style>
    <style:style style:name="pr9" style:family="presentation" style:parent-style-name="Title_20_Slide-subtitle">
      <style:graphic-properties draw:fill-color="#ffffff" fo:min-height="11.048cm"/>
    </style:style>
    <style:style style:name="pr10" style:family="presentation" style:parent-style-name="Title_20_Slide-notes">
      <style:graphic-properties draw:fill-color="#ffffff" fo:min-height="13.364cm"/>
    </style:style>
    <style:style style:name="pr11" style:family="presentation" style:parent-style-name="Title_20_Slide-title">
      <style:graphic-properties fo:min-height="4.082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text-align="start" style:font-independent-line-spacing="true"/>
      <style:text-properties fo:color="#000000"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9" style:family="paragraph">
      <style:paragraph-properties fo:text-align="start"/>
      <style:text-properties fo:font-size="11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color="#000000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39.5999984741211pt" fo:letter-spacing="normal" fo:font-style="normal" style:text-underline-style="none" fo:font-weight="normal" style:font-name-asian="Calibri1" style:font-size-asian="39.5999984741211pt" style:font-style-asian="normal" style:font-weight-asian="normal" style:font-name-complex="Calibri1" style:font-size-complex="39.59999847412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90" presentation:style-name="pr1" draw:text-style-name="P2" draw:layer="layout" svg:width="21.589cm" svg:height="4.082cm" svg:x="1.905cm" svg:y="1.627cm" presentation:class="title" presentation:user-transformed="true">
          <draw:text-box>
            <text:p text:style-name="P1"><text:span text:style-name="T1">How the page looks when you click on a recipe:</text:span></text:p>
          </draw:text-box>
        </draw:frame>
        <draw:frame draw:name="Shape 91" presentation:style-name="pr2" draw:text-style-name="P3" draw:layer="layout" svg:width="17.779cm" svg:height="11.013cm" svg:x="3.81cm" svg:y="5.71cm" presentation:class="subtitle" presentation:user-transformed="true">
          <draw:text-box>
            <text:p text:style-name="P1"><text:span text:style-name="T2">First page: ingredients</text:span></text:p>
            <text:p text:style-name="P1"><text:span text:style-name="T2">Second page: time</text:span></text:p>
            <text:p text:style-name="P1"><text:span text:style-name="T2">3rd page and afterwards: each step of the recipe (timer on a step if necessary)</text:span></text:p>
            <text:p text:style-name="P1"><text:span text:style-name="T2">Another feature: toggle view to compile all pages into 1 page <text:s/></text:span></text:p>
          </draw:text-box>
        </draw:frame>
        <presentation:notes draw:style-name="dp2">
          <draw:page-thumbnail draw:name="Shape 87" draw:style-name="gr1" draw:layer="layout" svg:width="12.7cm" svg:height="9.524cm" svg:x="3.176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96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Breakfast, Lunch and Dinner options</text:span></text:p>
          </draw:text-box>
        </draw:frame>
        <draw:frame draw:name="Shape 97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Suggestions – Organize these by different pages</text:span></text:p>
          </draw:text-box>
        </draw:frame>
        <presentation:notes draw:style-name="dp2">
          <draw:frame draw:name="Shape 9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4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Title_20_Slide" presentation:presentation-page-layout-name="AL1T0">
        <draw:frame draw:name="Shape 102" presentation:style-name="pr4" draw:text-style-name="P2" draw:layer="layout" svg:width="21.589cm" svg:height="6.294cm" svg:x="1.905cm" svg:y="3.706cm" presentation:class="title" presentation:user-transformed="true">
          <draw:text-box>
            <text:p text:style-name="P5"><text:span text:style-name="T1">Feature: Section where user can search for recipes based on available ingredients</text:span></text:p>
          </draw:text-box>
        </draw:frame>
        <draw:frame draw:name="Shape 103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9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0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Title_20_Slide" presentation:presentation-page-layout-name="AL1T0">
        <draw:frame draw:name="Shape 108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User can mark favorite recipes to be saved</text:span></text:p>
          </draw:text-box>
        </draw:frame>
        <draw:frame draw:name="Shape 109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10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6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Title_20_Slide" presentation:presentation-page-layout-name="AL1T0">
        <draw:frame draw:name="Shape 84" presentation:style-name="pr4" draw:text-style-name="P2" draw:layer="layout" svg:width="21.589cm" svg:height="4.082cm" svg:x="1.905cm" svg:y="1.546cm" presentation:class="title" presentation:user-transformed="true">
          <draw:text-box>
            <text:p text:style-name="P5"><text:span text:style-name="T1">Feature: Search</text:span></text:p>
          </draw:text-box>
        </draw:frame>
        <draw:frame draw:name="Shape 85" presentation:style-name="pr7" draw:text-style-name="P8" draw:layer="layout" svg:width="17.779cm" svg:height="12.257cm" svg:x="3.81cm" svg:y="5.63cm" presentation:class="subtitle" presentation:user-transformed="true">
          <draw:text-box>
            <text:p text:style-name="P7"><text:span text:style-name="T2">Notes: </text:span></text:p>
            <text:p text:style-name="P7"><text:span text:style-name="T2">Button: Search by favorites</text:span></text:p>
            <text:p text:style-name="P7"><text:span text:style-name="T2">Button: Search by recipe name</text:span></text:p>
            <text:p text:style-name="P7"><text:span text:style-name="T2">Button: search by ingredient</text:span></text:p>
            <text:p text:style-name="P7"><text:span text:style-name="T2">possibly filter by tags (difficulty, country of origin)</text:span></text:p>
            <text:p text:style-name="P7"><text:span text:style-name="T2">If we figure out how to: search bar (in 10 years)</text:span></text:p>
          </draw:text-box>
        </draw:frame>
        <presentation:notes draw:style-name="dp2">
          <draw:frame draw:name="Shape 81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9">Assigned to: </text:p>
            </draw:text-box>
          </draw:frame>
          <draw:page-thumbnail draw:name="Shape 82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Title_20_Slide" presentation:presentation-page-layout-name="AL1T0">
        <draw:frame draw:name="Shape 114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Instructions will listed step by step with a toggle view w/ a timer on each step. Timer triggers notification</text:span></text:p>
          </draw:text-box>
        </draw:frame>
        <draw:frame draw:name="Shape 115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 </text:span></text:p>
          </draw:text-box>
        </draw:frame>
        <presentation:notes draw:style-name="dp2">
          <draw:frame draw:name="Shape 11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2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Title_20_Slide" presentation:presentation-page-layout-name="AL1T0">
        <draw:frame draw:name="Shape 120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Timers built in</text:span></text:p>
          </draw:text-box>
        </draw:frame>
        <draw:frame draw:name="Shape 121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11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8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Title_20_Slide" presentation:presentation-page-layout-name="AL1T0">
        <draw:frame draw:name="Shape 126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Allergy warnings</text:span></text:p>
          </draw:text-box>
        </draw:frame>
        <draw:frame draw:name="Shape 127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– Can filter out recipes with common allergies.</text:span></text:p>
          </draw:text-box>
        </draw:frame>
        <presentation:notes draw:style-name="dp2">
          <draw:frame draw:name="Shape 12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4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Title_20_Slide" presentation:presentation-page-layout-name="AL1T0">
        <draw:frame draw:name="Shape 132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3">Feature: User can input a food item and be given the different ways to prepare it</text:span></text:p>
          </draw:text-box>
        </draw:frame>
        <draw:frame draw:name="Shape 133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12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0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Title_20_Slide" presentation:presentation-page-layout-name="AL1T0">
        <draw:frame draw:name="Shape 138" presentation:style-name="pr4" draw:text-style-name="P2" draw:layer="layout" svg:width="21.589cm" svg:height="4.082cm" svg:x="1.905cm" svg:y="5.918cm" presentation:class="title" presentation:user-transformed="true">
          <draw:text-box>
            <text:p text:style-name="P5"><text:span text:style-name="T1">Feature: Difficulty level for each recipe possibly modifiable. Low priority</text:span></text:p>
          </draw:text-box>
        </draw:frame>
        <draw:frame draw:name="Shape 139" presentation:style-name="pr5" draw:text-style-name="P3" draw:layer="layout" svg:width="17.779cm" svg:height="4.867cm" svg:x="3.81cm" svg:y="10.795cm" presentation:class="subtitle" presentation:user-transformed="true">
          <draw:text-box>
            <text:p text:style-name="P5"><text:span text:style-name="T2">Notes --</text:span></text:p>
          </draw:text-box>
        </draw:frame>
        <presentation:notes draw:style-name="dp2">
          <draw:frame draw:name="Shape 13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6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Title_20_Slide" presentation:presentation-page-layout-name="AL1T0">
        <draw:frame presentation:style-name="pr8" draw:layer="layout" svg:width="21.589cm" svg:height="4.082cm" svg:x="1.905cm" svg:y="5.918cm" presentation:class="title">
          <draw:text-box>
            <text:p>dfgdfgdfgasdfasdfZ</text:p>
          </draw:text-box>
        </draw:frame>
        <draw:frame presentation:style-name="pr9" draw:layer="layout" svg:width="22.859cm" svg:height="11.048cm" svg:x="1.27cm" svg:y="4.457cm" presentation:class="subtitle">
          <draw:text-box>
            <text:p>Recipe List</text:p>
            <text:p>Priority: HIGH</text:p>
            <text:p>Assigned: Monro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10" draw:layer="layout" svg:width="16.799cm" svg:height="13.364cm" svg:x="2.1cm" svg:y="14.107cm" presentation:class="notes" presentation:user-transformed="true">
            <draw:text-box>
              <text:p>Customer questions:</text:p>
              <text:p>What details on each list item? What actions possible? Which menu buttons (assuming create, sort)</text:p>
            </draw:text-box>
          </draw:frame>
        </presentation:notes>
      </draw:page>
      <draw:page draw:name="page12" draw:style-name="dp1" draw:master-page-name="Title_20_Slide" presentation:presentation-page-layout-name="AL1T0">
        <draw:frame presentation:style-name="pr11" draw:layer="layout" svg:width="21.589cm" svg:height="4.082cm" svg:x="1.905cm" svg:y="5.918cm" presentation:class="title" presentation:placeholder="true">
          <draw:text-box/>
        </draw:frame>
        <draw:frame presentation:style-name="pr9" draw:layer="layout" svg:width="22.859cm" svg:height="11.048cm" svg:x="1.27cm" svg:y="4.457cm" presentation:class="subtitle">
          <draw:text-box>
            <text:p>Recipe create page</text:p>
            <text:p>Priority: ??</text:p>
            <text:p>Assigned: Vi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frame presentation:style-name="pr11" draw:layer="layout" svg:width="21.589cm" svg:height="4.082cm" svg:x="1.905cm" svg:y="5.918cm" presentation:class="title" presentation:placeholder="true">
          <draw:text-box/>
        </draw:frame>
        <draw:frame presentation:style-name="pr9" draw:layer="layout" svg:width="22.859cm" svg:height="11.048cm" svg:x="1.27cm" svg:y="4.457cm" presentation:class="subtitle">
          <draw:text-box>
            <text:p>Recipe Object</text:p>
            <text:p>Priority: Pretty high</text:p>
            <text:p>Assigned: Cliff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layer="layout" svg:width="16.799cm" svg:height="13.364cm" svg:x="2.1cm" svg:y="14.107cm" presentation:class="notes">
            <draw:text-box>
              <text:p>As part of story, connect to parse</text:p>
              <text:p>Fields:</text:p>
              <text:p>Time</text:p>
              <text:p>Rating</text:p>
              <text:p>Tags</text:p>
              <text:p>Breakfast/lunch/dinner</text:p>
              <text:p>Ingredients</text:p>
              <text:p>Difficulty</text:p>
              <text:p>Last used</text:p>
              <text:p/>
            </draw:text-box>
          </draw:frame>
        </presentation:notes>
      </draw:page>
      <draw:page draw:name="page14" draw:style-name="dp1" draw:master-page-name="Title_20_Slide" presentation:presentation-page-layout-name="AL1T0">
        <draw:frame presentation:style-name="pr11" draw:layer="layout" svg:width="21.589cm" svg:height="4.082cm" svg:x="1.905cm" svg:y="5.918cm" presentation:class="title" presentation:placeholder="true">
          <draw:text-box/>
        </draw:frame>
        <draw:frame presentation:style-name="pr9" draw:layer="layout" svg:width="22.859cm" svg:height="11.048cm" svg:x="1.27cm" svg:y="4.457cm" presentation:class="subtitle">
          <draw:text-box>
            <text:p>Recipe view</text:p>
            <text:p>Priority: High</text:p>
            <text:p>Assigned: Hannah-Mari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>
            <draw:text-box>
              <text:p text:style-name="P11"><text:span text:style-name="T4">Feature: Instructions will list step by step with a toggle view w/ a timer on each step. Timer triggers notification</text:span></text:p>
            </draw:text-box>
          </draw:frame>
        </presentation:notes>
      </draw:page>
      <draw:page draw:name="page15" draw:style-name="dp1" draw:master-page-name="Title_20_Slide" presentation:presentation-page-layout-name="AL1T0">
        <draw:frame presentation:style-name="pr11" draw:layer="layout" svg:width="21.589cm" svg:height="4.082cm" svg:x="1.905cm" svg:y="5.918cm" presentation:class="title" presentation:placeholder="true">
          <draw:text-box/>
        </draw:frame>
        <draw:frame presentation:style-name="pr9" draw:layer="layout" svg:width="22.859cm" svg:height="11.048cm" svg:x="1.27cm" svg:y="4.457cm" presentation:class="subtitle">
          <draw:text-box>
            <text:p>Timer</text:p>
            <text:p>Priority:low</text:p>
            <text:p>Assigned: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 PL UMing HK1" svg:font-family="'AR PL UMing HK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2" presentation:style-name="Title_20_Slid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Shape 14" presentation:style-name="Mpr1" draw:text-style-name="MP3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Shape 15" presentation:style-name="Mpr1" draw:text-style-name="MP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hape 16" presentation:style-name="Mpr2" draw:text-style-name="MP5" draw:layer="backgroundobjects" svg:width="5.926cm" svg:height="1.013cm" svg:x="18.203cm" svg:y="17.657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25T11:40:51.377119647</dc:date>
    <dc:creator>Monroe Walker</dc:creator>
    <meta:document-statistic meta:object-count="81"/>
    <meta:generator>LibreOffice/4.2.8.2$Linux_X86_64 LibreOffice_project/420$Build-2</meta:generator>
  </office:meta>
</office:document-meta>
</file>